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b60aa" officeooo:paragraph-rsid="001b60aa"/>
    </style:style>
    <style:style style:name="P2" style:family="paragraph" style:parent-style-name="Standard">
      <style:paragraph-properties fo:text-align="start" style:justify-single-word="false"/>
      <style:text-properties officeooo:rsid="001b60aa" officeooo:paragraph-rsid="001b60aa"/>
    </style:style>
    <style:style style:name="P3" style:family="paragraph" style:parent-style-name="Standard">
      <style:paragraph-properties fo:text-align="start" style:justify-single-word="false"/>
      <style:text-properties fo:font-size="15pt" fo:font-weight="normal" officeooo:rsid="001b60aa" officeooo:paragraph-rsid="001b60aa"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b60aa" officeooo:paragraph-rsid="001b60aa"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b60aa" officeooo:paragraph-rsid="001ca46d"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4pt" fo:font-weight="normal" officeooo:rsid="001b60aa" officeooo:paragraph-rsid="001b60aa"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1b60aa" officeooo:paragraph-rsid="001b60aa" style:font-size-asian="14pt" style:font-weight-asian="normal" style:font-size-complex="14pt" style:font-weight-complex="normal"/>
    </style:style>
    <style:style style:name="P8" style:family="paragraph" style:parent-style-name="Standard" style:list-style-name="L1">
      <style:paragraph-properties fo:text-align="start" style:justify-single-word="false"/>
      <style:text-properties fo:font-size="14pt" style:text-underline-style="none" fo:font-weight="normal" officeooo:rsid="001b60aa" officeooo:paragraph-rsid="001b60aa" style:font-size-asian="14pt" style:font-weight-asian="normal" style:font-size-complex="14pt" style:font-weight-complex="normal"/>
    </style:style>
    <style:style style:name="P9" style:family="paragraph" style:parent-style-name="Standard" style:list-style-name="L1">
      <style:paragraph-properties fo:text-align="start" style:justify-single-word="false"/>
      <style:text-properties fo:font-size="14pt" style:text-underline-style="none" fo:font-weight="normal" officeooo:rsid="001ca46d" officeooo:paragraph-rsid="001ca46d"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b60aa" officeooo:paragraph-rsid="001b60aa"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b60aa" officeooo:paragraph-rsid="001ca46d" style:font-size-asian="14pt" style:font-weight-asian="normal" style:font-size-complex="14pt" style:font-weight-complex="normal"/>
    </style:style>
    <style:style style:name="T1" style:family="text">
      <style:text-properties style:text-underline-style="solid" style:text-underline-width="auto" style:text-underline-color="font-color"/>
    </style:style>
    <style:style style:name="T2"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4" style:family="text">
      <style:text-properties style:text-underline-style="none"/>
    </style:style>
    <style:style style:name="T5" style:family="text">
      <style:text-properties style:text-underline-style="none" officeooo:rsid="001ca46d"/>
    </style:style>
    <style:style style:name="T6" style:family="text">
      <style:text-properties fo:font-size="14pt" style:text-underline-style="none" officeooo:rsid="001ca46d" style:font-size-asian="14pt" style:font-size-complex="14pt"/>
    </style:style>
    <style:style style:name="T7" style:family="text">
      <style:text-properties fo:font-size="13pt" style:text-underline-style="none" officeooo:rsid="001ca46d" style:font-size-asian="13pt" style:font-size-complex="13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A Wisdom of Crowds’: Social Media Mining</text:span></text:p>
      <text:p text:style-name="P1"><text:span text:style-name="T3">for Soccer Match Analysis</text:span></text:p>
      <text:p text:style-name="P1"><text:span text:style-name="T3"/></text:p>
      <text:p text:style-name="P2"><text:span text:style-name="T2">Abstract</text:span></text:p>
      <text:p text:style-name="P3"><text:span text:style-name="T1"/></text:p>
      <text:p text:style-name="P6"><text:span text:style-name="T4">The advent of social media has allowed channeling of the voice of sports fans that have essentially lead to gathering and storing fan-generated, large-scale opinions about sports match and team performance. Although research utilizing social media data for the purposes of supporting consumer market research has been increasing throughout the recent decade, there is a lack of studies using social media mining approach to improve team performance. </text:span></text:p>
      <text:p text:style-name="P7"/>
      <text:p text:style-name="P7">In this paper , an opportunity mining approach is proposed to identify opportunities to improve team performance based on text mining and cluster analysis. A case study of the 2018 Fédération Internationale de Football Association (FIFA) World Cup final qualification of Korea, Korea versus Uzbekistan, was conducted to explain how the proposed method works. Fan comment data collected in the study revealed 16 different opportunities that would satisfy fans with regard to the team performance, and of those, two main extreme opportunities were identified. </text:p>
      <text:p text:style-name="P7"/>
      <text:p text:style-name="P7">This data mining technique , while implemented , can largely outweigh conventional data analysing techniques like live video data analysing and embedded device like GPS based data collection.</text:p>
      <text:p text:style-name="P7"/>
      <text:p text:style-name="P7"/>
      <text:p text:style-name="P10">References :</text:p>
      <text:p text:style-name="P10"/>
      <text:list xml:id="list8321358019630692548" text:style-name="L1">
        <text:list-item>
          <text:p text:style-name="P8">C. Xu, J. Wang, K. Wan, Y. Li, and L. Duan, ‘‘Live sports event detection</text:p>
          <text:p text:style-name="P8">based on broadcast video and web-casting text,’’ in Proc. 14th ACM Int.</text:p>
          <text:p text:style-name="P8">Conf. Multimedia, 2006, pp. 221–230.</text:p>
        </text:list-item>
      </text:list>
      <text:p text:style-name="P7"/>
      <text:list xml:id="list112926157735587" text:continue-numbering="true" text:style-name="L1">
        <text:list-item>
          <text:p text:style-name="P8">J. Nichols, J. Mahmud, and C. Drews, ‘‘Summarizing sporting events</text:p>
          <text:p text:style-name="P8">using twitter,’’ in Proc. ACM Int. Conf. Intell. User Interfaces, 2012,</text:p>
          <text:p text:style-name="P8">pp. 189–198.</text:p>
        </text:list-item>
      </text:list>
      <text:p text:style-name="P7"/>
      <text:list xml:id="list112925887577905" text:continue-numbering="true" text:style-name="L1">
        <text:list-item>
          <text:p text:style-name="P9">H.-S. Jung, J.-U. Lee, J.-H. Yu, H.-S. Lee, and D.-H. Park, ‘‘In-depth analy-</text:p>
          <text:p text:style-name="P9">sis of soccer game via webcast and text mining,’’ J. Korea Contents Assoc.,</text:p>
          <text:p text:style-name="P9">vol. 11, no. 10, pp. 59–68, Nov. 2011.</text:p>
        </text:list-item>
      </text:list>
      <text:p text:style-name="P7"/>
      <text:p text:style-name="P4"/>
      <text:p text:style-name="P5"><text:span text:style-name="T4"><text:tab/><text:tab/><text:tab/><text:tab/><text:tab/><text:tab/><text:tab/><text:tab/></text:span></text:p>
      <text:p text:style-name="P5"><text:span text:style-name="T4"><text:tab/><text:tab/><text:tab/><text:tab/><text:tab/><text:tab/><text:tab/><text:tab/><text:tab/><text:tab/></text:span><text:span text:style-name="T6">Alfin William [ 55 ]</text:span></text:p>
      <text:p text:style-name="P11"><text:span text:style-name="T5"><text:tab/><text:tab/><text:tab/><text:tab/><text:tab/><text:tab/><text:tab/><text:tab/><text:tab/><text:tab/>LTVE17MCA0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1:15:02.932183417</meta:creation-date>
    <dc:date>2020-01-16T11:29:24.759927927</dc:date>
    <meta:editing-duration>PT10M30S</meta:editing-duration>
    <meta:editing-cycles>2</meta:editing-cycles>
    <meta:generator>LibreOffice/5.1.6.2$Linux_X86_64 LibreOffice_project/10m0$Build-2</meta:generator>
    <meta:document-statistic meta:table-count="0" meta:image-count="0" meta:object-count="0" meta:page-count="1" meta:paragraph-count="19" meta:word-count="294" meta:character-count="1870" meta:non-whitespace-character-count="1570"/>
  </office:meta>
</office:document-meta>
</file>